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666ff" draw:opacity="80%" draw:textarea-horizontal-align="justify" draw:textarea-vertical-align="middle" draw:auto-grow-height="false" draw:shadow-opacity="80%" style:protect="position siz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6" style:family="graphic" style:parent-style-name="standard">
      <style:graphic-properties draw:stroke="dash" draw:stroke-dash="Dashed_20__28_var_29_" svg:stroke-width="0.051cm" svg:stroke-color="#000000" draw:marker-start="Line_20_Arrow" draw:marker-start-width="0.276cm" draw:marker-end="" draw:marker-end-width="0.276cm" draw:fill="solid" draw:fill-color="#6666ff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6666f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svg:stroke-width="0cm" svg:stroke-color="#000000" draw:marker-start-width="0.2cm" draw:marker-end-width="0.2cm" draw:fill="solid" draw:fill-color="#6666ff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de" fo:country="DE" style:font-size-asian="16pt" style:font-size-complex="16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17.653cm" svg:x="6.288cm" svg:y="2.824cm">
          <text:p/>
          <draw:enhanced-geometry svg:viewBox="0 0 21600 21600" draw:type="rectangle" draw:enhanced-path="M 0 0 L 21600 0 21600 21600 0 21600 0 0 Z N"/>
        </draw:custom-shape>
        <draw:g xml:id="id7" draw:id="id7">
          <draw:g>
            <draw:custom-shape draw:style-name="gr2" draw:text-style-name="P1" draw:layer="layout" svg:width="1.016cm" svg:height="1.016cm" svg:x="3.694cm" svg:y="4.9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4.202cm" svg:y1="6.007cm" svg:x2="4.202cm" svg:y2="7.404cm">
              <text:p/>
            </draw:line>
            <draw:line draw:style-name="gr3" draw:text-style-name="P1" draw:layer="layout" svg:x1="3.694cm" svg:y1="6.515cm" svg:x2="4.71cm" svg:y2="6.515cm">
              <text:p/>
            </draw:line>
            <draw:line draw:style-name="gr3" draw:text-style-name="P1" draw:layer="layout" svg:x1="4.202cm" svg:y1="7.404cm" svg:x2="3.567cm" svg:y2="8.293cm">
              <text:p/>
            </draw:line>
            <draw:line draw:style-name="gr3" draw:text-style-name="P1" draw:layer="layout" svg:x1="4.175cm" svg:y1="7.404cm" svg:x2="4.81cm" svg:y2="8.293cm">
              <text:p/>
            </draw:line>
          </draw:g>
          <draw:frame draw:style-name="gr4" draw:text-style-name="P2" draw:layer="layout" svg:width="2.161cm" svg:height="0.886cm" svg:x="3.113cm" svg:y="8.293cm">
            <draw:text-box>
              <text:p text:style-name="P2"><text:span text:style-name="T1">Nutzer</text:span></text:p>
            </draw:text-box>
          </draw:frame>
        </draw:g>
        <draw:g xml:id="id6" draw:id="id6">
          <draw:g>
            <draw:custom-shape draw:style-name="gr2" draw:text-style-name="P1" draw:layer="layout" svg:width="1.016cm" svg:height="1.016cm" svg:x="3.649cm" svg:y="9.8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4.157cm" svg:y1="10.882cm" svg:x2="4.157cm" svg:y2="12.279cm">
              <text:p/>
            </draw:line>
            <draw:line draw:style-name="gr3" draw:text-style-name="P1" draw:layer="layout" svg:x1="3.649cm" svg:y1="11.39cm" svg:x2="4.665cm" svg:y2="11.39cm">
              <text:p/>
            </draw:line>
            <draw:line draw:style-name="gr3" draw:text-style-name="P1" draw:layer="layout" svg:x1="4.157cm" svg:y1="12.279cm" svg:x2="3.522cm" svg:y2="13.168cm">
              <text:p/>
            </draw:line>
            <draw:line draw:style-name="gr3" draw:text-style-name="P1" draw:layer="layout" svg:x1="4.13cm" svg:y1="12.279cm" svg:x2="4.765cm" svg:y2="13.168cm">
              <text:p/>
            </draw:line>
          </draw:g>
          <draw:frame draw:style-name="gr5" draw:text-style-name="P2" draw:layer="layout" svg:width="1.442cm" svg:height="0.889cm" svg:x="3.468cm" svg:y="13.165cm">
            <draw:text-box>
              <text:p text:style-name="P2"><text:span text:style-name="T2">Zeit</text:span></text:p>
            </draw:text-box>
          </draw:frame>
        </draw:g>
        <draw:g xml:id="id15" draw:id="id15">
          <draw:g>
            <draw:custom-shape draw:style-name="gr2" draw:text-style-name="P1" draw:layer="layout" svg:width="1.016cm" svg:height="1.016cm" svg:x="3.672cm" svg:y="14.4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4.18cm" svg:y1="15.505cm" svg:x2="4.18cm" svg:y2="16.902cm">
              <text:p/>
            </draw:line>
            <draw:line draw:style-name="gr3" draw:text-style-name="P1" draw:layer="layout" svg:x1="3.672cm" svg:y1="16.013cm" svg:x2="4.688cm" svg:y2="16.013cm">
              <text:p/>
            </draw:line>
            <draw:line draw:style-name="gr3" draw:text-style-name="P1" draw:layer="layout" svg:x1="4.18cm" svg:y1="16.902cm" svg:x2="3.545cm" svg:y2="17.791cm">
              <text:p/>
            </draw:line>
            <draw:line draw:style-name="gr3" draw:text-style-name="P1" draw:layer="layout" svg:x1="4.153cm" svg:y1="16.902cm" svg:x2="4.788cm" svg:y2="17.791cm">
              <text:p/>
            </draw:line>
          </draw:g>
          <draw:frame draw:style-name="gr4" draw:text-style-name="P2" draw:layer="layout" svg:width="2.847cm" svg:height="0.886cm" svg:x="2.883cm" svg:y="17.791cm">
            <draw:text-box>
              <text:p text:style-name="P2"><text:span text:style-name="T2">Verwalter</text:span></text:p>
            </draw:text-box>
          </draw:frame>
        </draw:g>
        <draw:connector draw:style-name="gr6" draw:text-style-name="P1" draw:layer="layout" draw:type="lines" draw:line-skew="0.448cm -0.502cm" svg:x1="8.696cm" svg:y1="6.768cm" svg:x2="8.112cm" svg:y2="4.429cm" draw:start-shape="id1" draw:start-glue-point="4" draw:end-shape="id2" draw:end-glue-point="8" svg:d="M8696 6768v-53l-584-2286" svg:viewBox="0 0 585 2340">
          <text:p/>
        </draw:connector>
        <draw:connector draw:style-name="gr6" draw:text-style-name="P1" draw:layer="layout" draw:type="lines" draw:line-skew="0.702cm 0.602cm" svg:x1="10.267cm" svg:y1="6.991cm" svg:x2="13.473cm" svg:y2="4.629cm" draw:start-shape="id1" draw:start-glue-point="11" draw:end-shape="id3" draw:end-glue-point="6" svg:d="M10267 6991v-22l3306-2340h-100" svg:viewBox="0 0 3307 2363">
          <text:p/>
        </draw:connector>
        <draw:connector draw:style-name="gr6" draw:text-style-name="P1" draw:layer="layout" draw:type="lines" draw:line-skew="-0.513cm 0.529cm" svg:x1="10.918cm" svg:y1="7.53cm" svg:x2="13.546cm" svg:y2="6.48cm" draw:start-shape="id1" draw:start-glue-point="10" draw:end-shape="id4" draw:end-glue-point="6" svg:d="M10918 7530h-12l2667-1050h-27" svg:viewBox="0 0 2668 1051">
          <text:p/>
        </draw:connector>
        <draw:connector draw:style-name="gr6" draw:text-style-name="P1" draw:layer="layout" draw:type="lines" draw:line-skew="-0.682cm 0.502cm" svg:x1="10.267cm" svg:y1="8.069cm" svg:x2="13.573cm" svg:y2="8.331cm" draw:start-shape="id1" draw:start-glue-point="9" draw:end-shape="id5" draw:end-glue-point="6" svg:d="M10267 8069v43l3306 219" svg:viewBox="0 0 3307 263">
          <text:p/>
        </draw:connector>
        <draw:connector draw:style-name="gr7" draw:text-style-name="P1" draw:layer="layout" draw:type="lines" draw:line-skew="-0.473cm" svg:x1="4.91cm" svg:y1="11.96cm" svg:x2="7.168cm" svg:y2="11.475cm" draw:start-shape="id6" draw:start-glue-point="1" svg:d="M4910 11960h27l2231-485" svg:viewBox="0 0 2259 486">
          <text:p/>
        </draw:connector>
        <draw:custom-shape draw:style-name="gr8" draw:text-style-name="P1" xml:id="id8" draw:id="id8" draw:layer="layout" svg:width="4.445cm" svg:height="1.524cm" svg:x="13.573cm" svg:y="9.247cm">
          <text:p text:style-name="P1">Zurückgeb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" draw:id="id5" draw:layer="layout" svg:width="4.445cm" svg:height="1.524cm" svg:x="13.573cm" svg:y="7.569cm">
          <text:p text:style-name="P1">Verlänge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" draw:id="id4" draw:layer="layout" svg:width="4.445cm" svg:height="1.524cm" svg:x="13.546cm" svg:y="5.718cm">
          <text:p text:style-name="P1">Vorbestell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" draw:id="id3" draw:layer="layout" svg:width="4.445cm" svg:height="1.524cm" svg:x="13.473cm" svg:y="3.867cm">
          <text:p text:style-name="P1">Ausleih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" draw:id="id2" draw:layer="layout" svg:width="3.048cm" svg:height="1.016cm" svg:x="6.588cm" svg:y="3.413cm">
          <text:p text:style-name="P1">Suc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" draw:id="id1" draw:layer="layout" svg:width="4.445cm" svg:height="1.524cm" svg:x="6.473cm" svg:y="6.768cm">
          <text:p text:style-name="P1">Anmeld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4.445cm" svg:height="1.961cm" svg:x="6.76cm" svg:y="10.469cm">
          <text:p text:style-name="P1">Warnung</text:p>
          <text:p text:style-name="P1">schick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4" draw:id="id14" draw:layer="layout" svg:width="7.427cm" svg:height="1.143cm" svg:x="11.988cm" svg:y="13.446cm">
          <text:p text:style-name="P1">Zurückgabe bestäti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" draw:id="id13" draw:layer="layout" svg:width="5.599cm" svg:height="1.013cm" svg:x="12.446cm" svg:y="14.819cm">
          <text:p text:style-name="P1">Medien ände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" draw:id="id12" draw:layer="layout" svg:width="5.599cm" svg:height="1.013cm" svg:x="12.446cm" svg:y="16.119cm">
          <text:p text:style-name="P1">Gruppen ände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" draw:id="id11" draw:layer="layout" svg:width="6.461cm" svg:height="1.307cm" svg:x="12.346cm" svg:y="17.219cm">
          <text:p text:style-name="P1">Ausleihdauer ände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" draw:id="id10" draw:layer="layout" svg:width="6.461cm" svg:height="1.307cm" svg:x="12.346cm" svg:y="18.719cm">
          <text:p text:style-name="P1">Medienstatus abruf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" draw:id="id9" draw:layer="layout" svg:width="4.445cm" svg:height="2.133cm" svg:x="6.56cm" svg:y="15.297cm">
          <text:p text:style-name="P1">als Verwalter</text:p>
          <text:p text:style-name="P1">anmeld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s" draw:line-skew="-0.456cm 0.49cm" svg:x1="5.274cm" svg:y1="7.085cm" svg:x2="6.473cm" svg:y2="7.53cm" draw:start-shape="id7" draw:start-glue-point="1" draw:end-shape="id1" draw:end-glue-point="6" svg:d="M5274 7085h44l1143 445h12" svg:viewBox="0 0 1200 446">
          <text:p/>
        </draw:connector>
        <draw:connector draw:style-name="gr6" draw:text-style-name="P1" draw:layer="layout" draw:type="lines" draw:line-skew="-0.428cm 0.502cm" svg:x1="8.696cm" svg:y1="8.292cm" svg:x2="13.573cm" svg:y2="10.009cm" draw:start-shape="id1" draw:start-glue-point="8" draw:end-shape="id8" draw:end-glue-point="6" svg:d="M8696 8292v74l4877 1643" svg:viewBox="0 0 4878 1718">
          <text:p/>
        </draw:connector>
        <draw:connector draw:style-name="gr6" draw:text-style-name="P1" draw:layer="layout" draw:type="lines" draw:line-skew="-0.421cm 0.459cm" svg:x1="8.783cm" svg:y1="17.43cm" svg:x2="12.346cm" svg:y2="19.373cm" draw:start-shape="id9" draw:start-glue-point="8" draw:end-shape="id10" draw:end-glue-point="6" svg:d="M8783 17430v80l3520 1863h43" svg:viewBox="0 0 3564 1944">
          <text:p/>
        </draw:connector>
        <draw:connector draw:style-name="gr6" draw:text-style-name="P1" draw:layer="layout" draw:type="lines" draw:line-skew="-0.802cm 0.459cm" svg:x1="10.354cm" svg:y1="17.118cm" svg:x2="12.346cm" svg:y2="17.873cm" draw:start-shape="id9" draw:start-glue-point="9" draw:end-shape="id11" draw:end-glue-point="6" svg:d="M10354 17118v11l1949 744h43" svg:viewBox="0 0 1993 756">
          <text:p/>
        </draw:connector>
        <draw:connector draw:style-name="gr6" draw:text-style-name="P1" draw:layer="layout" draw:type="lines" draw:line-skew="-0.473cm 0.486cm" svg:x1="11.005cm" svg:y1="16.364cm" svg:x2="12.446cm" svg:y2="16.625cm" draw:start-shape="id9" draw:start-glue-point="10" draw:end-shape="id12" draw:end-glue-point="6" svg:d="M11005 16364h28l1397 261h16" svg:viewBox="0 0 1442 262">
          <text:p/>
        </draw:connector>
        <draw:connector draw:style-name="gr6" draw:text-style-name="P1" draw:layer="layout" draw:type="lines" draw:line-skew="0.81cm 0.486cm" svg:x1="10.354cm" svg:y1="15.609cm" svg:x2="12.446cm" svg:y2="15.325cm" draw:start-shape="id9" draw:start-glue-point="11" draw:end-shape="id13" draw:end-glue-point="6" svg:d="M10354 15609v-4l2076-280h16" svg:viewBox="0 0 2093 285">
          <text:p/>
        </draw:connector>
        <draw:connector draw:style-name="gr6" draw:text-style-name="P1" draw:layer="layout" draw:type="lines" draw:line-skew="0.429cm 0.436cm" svg:x1="8.783cm" svg:y1="15.297cm" svg:x2="11.988cm" svg:y2="14.018cm" draw:start-shape="id9" draw:start-glue-point="4" draw:end-shape="id14" draw:end-glue-point="6" svg:d="M8783 15297v-73l3139-1206h66" svg:viewBox="0 0 3206 1280">
          <text:p/>
        </draw:connector>
        <draw:connector draw:style-name="gr7" draw:text-style-name="P1" draw:layer="layout" draw:type="lines" draw:line-skew="-0.531cm 0.53cm" svg:x1="5.73cm" svg:y1="16.583cm" svg:x2="6.56cm" svg:y2="16.364cm" draw:start-shape="id15" draw:start-glue-point="1" draw:end-shape="id9" draw:end-glue-point="6" svg:d="M5730 16583h-31l889-219h-28" svg:viewBox="0 0 890 220">
          <text:p/>
        </draw:connector>
        <draw:connector draw:style-name="gr9" draw:text-style-name="P1" draw:layer="layout" draw:type="lines" draw:line-skew="-0.456cm 0.501cm" svg:x1="5.274cm" svg:y1="7.085cm" svg:x2="6.588cm" svg:y2="3.921cm" draw:start-shape="id7" draw:start-glue-point="1" draw:end-shape="id2" draw:end-glue-point="6" svg:d="M5274 7085h44l1270-3164" svg:viewBox="0 0 1315 3165">
          <text:p/>
        </draw:connector>
        <draw:frame draw:style-name="gr10" draw:text-style-name="P3" draw:layer="layout" svg:width="3.048cm" svg:height="0.692cm" svg:x="8.874cm" svg:y="13.889cm">
          <draw:text-box>
            <text:p text:style-name="P3"><text:span text:style-name="T3">&lt;&lt;extends&gt;&gt;</text:span></text:p>
          </draw:text-box>
        </draw:frame>
        <draw:frame draw:style-name="gr4" draw:text-style-name="P3" draw:layer="layout" svg:width="2.78cm" svg:height="0.692cm" svg:x="10.285cm" svg:y="14.79cm">
          <draw:text-box>
            <text:p text:style-name="P3"><text:span text:style-name="T3">&lt;&lt;extends&gt;&gt;</text:span></text:p>
          </draw:text-box>
        </draw:frame>
        <draw:frame draw:style-name="gr4" draw:text-style-name="P3" draw:layer="layout" svg:width="2.78cm" svg:height="0.692cm" svg:x="10.986cm" svg:y="15.791cm">
          <draw:text-box>
            <text:p text:style-name="P3">&lt;&lt;extends&gt;&gt;</text:p>
          </draw:text-box>
        </draw:frame>
        <draw:frame draw:style-name="gr4" draw:text-style-name="P3" draw:layer="layout" svg:width="2.78cm" svg:height="0.692cm" svg:x="10.887cm" svg:y="16.992cm">
          <draw:text-box>
            <text:p text:style-name="P3">&lt;&lt;extends&gt;&gt;</text:p>
          </draw:text-box>
        </draw:frame>
        <draw:frame draw:style-name="gr4" draw:text-style-name="P3" draw:layer="layout" svg:width="2.78cm" svg:height="0.692cm" svg:x="10.788cm" svg:y="18.293cm">
          <draw:text-box>
            <text:p text:style-name="P3">&lt;&lt;extends&gt;&gt;</text:p>
          </draw:text-box>
        </draw:frame>
        <draw:frame draw:style-name="gr4" draw:text-style-name="P3" draw:layer="layout" svg:width="2.78cm" svg:height="0.692cm" svg:x="8.185cm" svg:y="5.09cm">
          <draw:text-box>
            <text:p text:style-name="P3">&lt;&lt;extends&gt;&gt;</text:p>
          </draw:text-box>
        </draw:frame>
        <draw:frame draw:style-name="gr4" draw:text-style-name="P3" draw:layer="layout" svg:width="2.78cm" svg:height="0.692cm" svg:x="8.986cm" svg:y="5.791cm">
          <draw:text-box>
            <text:p text:style-name="P3">&lt;&lt;extends&gt;&gt;</text:p>
          </draw:text-box>
        </draw:frame>
        <draw:frame draw:style-name="gr4" draw:text-style-name="P3" draw:layer="layout" svg:width="2.78cm" svg:height="0.692cm" svg:x="10.987cm" svg:y="6.192cm">
          <draw:text-box>
            <text:p text:style-name="P3">&lt;&lt;extends&gt;&gt;</text:p>
          </draw:text-box>
        </draw:frame>
        <draw:frame draw:style-name="gr4" draw:text-style-name="P3" draw:layer="layout" svg:width="2.78cm" svg:height="0.692cm" svg:x="11.188cm" svg:y="7.693cm">
          <draw:text-box>
            <text:p text:style-name="P3">&lt;&lt;extends&gt;&gt;</text:p>
          </draw:text-box>
        </draw:frame>
        <draw:frame draw:style-name="gr4" draw:text-style-name="P3" draw:layer="layout" svg:width="2.78cm" svg:height="0.692cm" svg:x="11.189cm" svg:y="8.894cm">
          <draw:text-box>
            <text:p text:style-name="P3">&lt;&lt;extends&gt;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9:23:41.311505289</meta:creation-date>
    <dc:date>2015-01-09T21:30:17.689765355</dc:date>
    <meta:editing-duration>PT34M</meta:editing-duration>
    <meta:editing-cycles>2</meta:editing-cycles>
    <meta:generator>LibreOffice/4.2.7.2$Linux_X86_64 LibreOffice_project/420m0$Build-2</meta:generator>
    <meta:document-statistic meta:object-count="62"/>
  </office:meta>
</office:document-meta>
</file>